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4d692" officeooo:paragraph-rsid="0004d6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h-4.3$ cd HC/</text:p>
      <text:p text:style-name="P1">bash-4.3$ mkdir "2019-09-27 librerias"/</text:p>
      <text:p text:style-name="P1">bash-4.3$ cd 2019-09-27\ librerias/</text:p>
      <text:p text:style-name="P1">bash-4.3$ emacs gamma.cpp &amp;</text:p>
      <text:p text:style-name="P1">[1] 5710</text:p>
      <text:p text:style-name="P1">bash-4.3$ g++ gamma.cpp </text:p>
      <text:p text:style-name="P1">gamma.cpp: In function 'int main()':</text:p>
      <text:p text:style-name="P1">gamma.cpp:13:45: error: 'tgamma' is not a member of 'std'</text:p>
      <text:p text:style-name="P1"><text:s text:c="5"/>std::printf("%25.16e \t %25.16e \n", x, std::tgamma(x));</text:p>
      <text:p text:style-name="P1"><text:s text:c="45"/>^</text:p>
      <text:p text:style-name="P1">gamma.cpp:13:45: note: suggested alternative:</text:p>
      <text:p text:style-name="P1">In file included from /usr/include/features.h:368:0,</text:p>
      <text:p text:style-name="P1"><text:s text:c="17"/>from /usr/include/c++/5.3.0/x86_64-slackware-linux/bits/os_defines.h:39,</text:p>
      <text:p text:style-name="P1"><text:s text:c="17"/>from /usr/include/c++/5.3.0/x86_64-slackware-linux/bits/c++config.h:482,</text:p>
      <text:p text:style-name="P1"><text:s text:c="17"/>from /usr/include/c++/5.3.0/cstdio:41,</text:p>
      <text:p text:style-name="P1"><text:s text:c="17"/>from gamma.cpp:1:</text:p>
      <text:p text:style-name="P1">/usr/include/bits/mathcalls.h:268:1: note: <text:s text:c="2"/>'tgamma'</text:p>
      <text:p text:style-name="P1"><text:s/>__MATHCALL (tgamma,, (_Mdouble_));</text:p>
      <text:p text:style-name="P1"><text:s/>^</text:p>
      <text:p text:style-name="P1">bash-4.3$ g++ std::c++11 gamma.cpp </text:p>
      <text:p text:style-name="P1">g++: error: std::c++11: No such file or directory</text:p>
      <text:p text:style-name="P1">bash-4.3$ g++ -std::c++11 gamma.cpp </text:p>
      <text:p text:style-name="P1">g++: error: unrecognized command line option '-std::c++11'</text:p>
      <text:p text:style-name="P1">bash-4.3$ g++ -std::c++11 gamma.cpp </text:p>
      <text:p text:style-name="P1">g++: error: unrecognized command line option '-std::c++11'</text:p>
      <text:p text:style-name="P1">bash-4.3$ g++ -std=c++11 gamma.cpp </text:p>
      <text:p text:style-name="P1">bash-4.3$ ./a.out &gt; datos.txt</text:p>
      <text:p text:style-name="P1">bash-4.3$ gnuplot </text:p>
      <text:p text:style-name="P1"/>
      <text:p text:style-name="P1"><text:tab/>G N U P L O T</text:p>
      <text:p text:style-name="P1"><text:tab/>Version 5.0 patchlevel 3 <text:s text:c="3"/>last modified 2016-02-21 </text:p>
      <text:p text:style-name="P1"/>
      <text:p text:style-name="P1"><text:tab/>Copyright (C) 1986-1993, 1998, 2004, 2007-2016</text:p>
      <text:p text:style-name="P1"><text:tab/>Thomas Williams, Colin Kelley and many others</text:p>
      <text:p text:style-name="P1"/>
      <text:p text:style-name="P1"><text:tab/>gnuplot home: <text:s text:c="4"/>http://www.gnuplot.info</text:p>
      <text:p text:style-name="P1"><text:tab/>faq, bugs, etc: <text:s text:c="2"/>type "help FAQ"</text:p>
      <text:p text:style-name="P1"><text:tab/>immediate help: <text:s text:c="2"/>type "help" <text:s/>(plot window: hit 'h')</text:p>
      <text:p text:style-name="P1"/>
      <text:p text:style-name="P1">Terminal type set to 'qt'</text:p>
      <text:p text:style-name="P1">gnuplot&gt; plot "datos.txt" 1:2</text:p>
      <text:p text:style-name="P1"/>
      <text:p text:style-name="P1">gnuplot&gt; plot "datos.txt" 1:2</text:p>
      <text:p text:style-name="P1"><text:s text:c="26"/>^</text:p>
      <text:p text:style-name="P1"><text:s text:c="9"/>unexpected or unrecognized token</text:p>
      <text:p text:style-name="P1"/>
      <text:p text:style-name="P1">gnuplot&gt; exit</text:p>
      <text:p text:style-name="P1">bash-4.3$ emacs bessel.cpp &amp;</text:p>
      <text:p text:style-name="P1">[2] 6339</text:p>
      <text:p text:style-name="P1"><text:soft-page-break/>[1] <text:s text:c="2"/>Done <text:s text:c="19"/>emacs gamma.cpp</text:p>
      <text:p text:style-name="P1">bash-4.3$ emacs gamma.cpp &amp;</text:p>
      <text:p text:style-name="P1">[3] 6388</text:p>
      <text:p text:style-name="P1">bash-4.3$ g++ -std=c++11 bessel.cpp </text:p>
      <text:p text:style-name="P1">bessel.cpp: In function 'int main()':</text:p>
      <text:p text:style-name="P1">bessel.cpp:13:45: error: 'cyl_bessel_i' is not a member of 'std'</text:p>
      <text:p text:style-name="P1"><text:s text:c="5"/>std::printf("%25.16e \t %25.16e \n", x, std::cyl_bessel_i(1,x));</text:p>
      <text:p text:style-name="P1"><text:s text:c="45"/>^</text:p>
      <text:p text:style-name="P1">[3]+ <text:s/>Done <text:s text:c="19"/>emacs gamma.cpp</text:p>
      <text:p text:style-name="P1">bash-4.3$ g++ -std=c++11 bessel.cpp </text:p>
      <text:p text:style-name="P1">bessel.cpp: In function 'int main()':</text:p>
      <text:p text:style-name="P1">bessel.cpp:13:45: error: 'cyl_bessel_i' is not a member of 'std'</text:p>
      <text:p text:style-name="P1"><text:s text:c="5"/>std::printf("%25.16e \t %25.16e \n", x, std::cyl_bessel_i(1.0,x));</text:p>
      <text:p text:style-name="P1"><text:s text:c="45"/>^</text:p>
      <text:p text:style-name="P1">bash-4.3$ g++ -std=c++17 bessel.cpp </text:p>
      <text:p text:style-name="P1">bessel.cpp: In function 'int main()':</text:p>
      <text:p text:style-name="P1">bessel.cpp:13:45: error: 'cyl_bessel_i' is not a member of 'std'</text:p>
      <text:p text:style-name="P1"><text:s text:c="5"/>std::printf("%25.16e \t %25.16e \n", x, std::cyl_bessel_i(1, x));</text:p>
      <text:p text:style-name="P1"><text:s text:c="45"/>^</text:p>
      <text:p text:style-name="P1">bash-4.3$ emacs complex.cpp &amp; </text:p>
      <text:p text:style-name="P1">[3] 6655</text:p>
      <text:p text:style-name="P1">[2] <text:s text:c="2"/>Done <text:s text:c="19"/>emacs bessel.cpp</text:p>
      <text:p text:style-name="P1">bash-4.3$ g++ complex.cpp <text:s text:c="10"/></text:p>
      <text:p text:style-name="P1">complex.cpp: In function 'int main()':</text:p>
      <text:p text:style-name="P1">complex.cpp:6:3: error: 'complex' is not a member of 'std'</text:p>
      <text:p text:style-name="P1"><text:s text:c="3"/>std::complex&lt;double&gt; z;</text:p>
      <text:p text:style-name="P1"><text:s text:c="3"/>^</text:p>
      <text:p text:style-name="P1">complex.cpp:6:16: error: expected primary-expression before 'double'</text:p>
      <text:p text:style-name="P1"><text:s text:c="3"/>std::complex&lt;double&gt; z;</text:p>
      <text:p text:style-name="P1"><text:s text:c="16"/>^</text:p>
      <text:p text:style-name="P1">complex.cpp:7:3: error: 'cout' is not a member of 'std'</text:p>
      <text:p text:style-name="P1"><text:s text:c="3"/>std::cout &lt;&lt; z &lt;&lt; "\n";</text:p>
      <text:p text:style-name="P1"><text:s text:c="3"/>^</text:p>
      <text:p text:style-name="P1">complex.cpp:7:16: error: 'z' was not declared in this scope</text:p>
      <text:p text:style-name="P1"><text:s text:c="3"/>std::cout &lt;&lt; z &lt;&lt; "\n";</text:p>
      <text:p text:style-name="P1"><text:s text:c="16"/>^</text:p>
      <text:p text:style-name="P1">bash-4.3$ g++ std=g++11complex.cpp </text:p>
      <text:p text:style-name="P1">g++: error: std=g++11complex.cpp: No such file or directory</text:p>
      <text:p text:style-name="P1">g++: fatal error: no input files</text:p>
      <text:p text:style-name="P1">compilation terminated.</text:p>
      <text:p text:style-name="P1">bash-4.3$ g++ complex.cpp </text:p>
      <text:p text:style-name="P1">complex.cpp: In function 'int main()':</text:p>
      <text:p text:style-name="P1">complex.cpp:6:3: error: 'complex' is not a member of 'std'</text:p>
      <text:p text:style-name="P1"><text:s text:c="3"/>std::complex&lt;double&gt; z;</text:p>
      <text:p text:style-name="P1"><text:s text:c="3"/>^</text:p>
      <text:p text:style-name="P1">complex.cpp:6:16: error: expected primary-expression before 'double'</text:p>
      <text:p text:style-name="P1"><text:s text:c="3"/>std::complex&lt;double&gt; z;</text:p>
      <text:p text:style-name="P1"><text:s text:c="16"/>^</text:p>
      <text:p text:style-name="P1">complex.cpp:7:16: error: 'z' was not declared in this scope</text:p>
      <text:p text:style-name="P1"><text:soft-page-break/><text:s text:c="3"/>std::cout &lt;&lt; z &lt;&lt; "\n";</text:p>
      <text:p text:style-name="P1"><text:s text:c="16"/>^</text:p>
      <text:p text:style-name="P1">bash-4.3$ g++ std=g++11complex.cpp </text:p>
      <text:p text:style-name="P1">g++: error: std=g++11complex.cpp: No such file or directory</text:p>
      <text:p text:style-name="P1">g++: fatal error: no input files</text:p>
      <text:p text:style-name="P1">compilation terminated.</text:p>
      <text:p text:style-name="P1">bash-4.3$ g++ std=g++11 complex.cpp </text:p>
      <text:p text:style-name="P1">g++: error: std=g++11: No such file or directory</text:p>
      <text:p text:style-name="P1">bash-4.3$ g++ complex.cpp </text:p>
      <text:p text:style-name="P1">complex.cpp: In function 'int main()':</text:p>
      <text:p text:style-name="P1">complex.cpp:6:3: error: 'complex' is not a member of 'std'</text:p>
      <text:p text:style-name="P1"><text:s text:c="3"/>std::complex&lt;double&gt; z;</text:p>
      <text:p text:style-name="P1"><text:s text:c="3"/>^</text:p>
      <text:p text:style-name="P1">complex.cpp:6:16: error: expected primary-expression before 'double'</text:p>
      <text:p text:style-name="P1"><text:s text:c="3"/>std::complex&lt;double&gt; z;</text:p>
      <text:p text:style-name="P1"><text:s text:c="16"/>^</text:p>
      <text:p text:style-name="P1">complex.cpp:7:3: error: 'z' was not declared in this scope</text:p>
      <text:p text:style-name="P1"><text:s text:c="3"/>z.real(2.3);</text:p>
      <text:p text:style-name="P1"><text:s text:c="3"/>^</text:p>
      <text:p text:style-name="P1">complex.cpp:9:3: error: 'complex' is not a member of 'std'</text:p>
      <text:p text:style-name="P1"><text:s text:c="3"/>std::complex&lt;double&gt; z2{-2, 6};</text:p>
      <text:p text:style-name="P1"><text:s text:c="3"/>^</text:p>
      <text:p text:style-name="P1">complex.cpp:9:16: error: expected primary-expression before 'double'</text:p>
      <text:p text:style-name="P1"><text:s text:c="3"/>std::complex&lt;double&gt; z2{-2, 6};</text:p>
      <text:p text:style-name="P1"><text:s text:c="16"/>^</text:p>
      <text:p text:style-name="P1">complex.cpp:12:16: error: 'z2' was not declared in this scope</text:p>
      <text:p text:style-name="P1"><text:s text:c="3"/>std::cout &lt;&lt; z2 &lt;&lt; "\n";</text:p>
      <text:p text:style-name="P1"><text:s text:c="16"/>^</text:p>
      <text:p text:style-name="P1">bash-4.3$ g++ std=g++11 complex.cpp </text:p>
      <text:p text:style-name="P1">g++: error: std=g++11: No such file or directory</text:p>
      <text:p text:style-name="P1">bash-4.3$ g++ std=c++11 complex.cpp </text:p>
      <text:p text:style-name="P1">g++: error: std=c++11: No such file or directory</text:p>
      <text:p text:style-name="P1">bash-4.3$ g++ std=c++11 complex.cpp </text:p>
      <text:p text:style-name="P1">g++: error: std=c++11: No such file or directory</text:p>
      <text:p text:style-name="P1">bash-4.3$ pwd</text:p>
      <text:p text:style-name="P1">/home/anmgomezmo/HC/2019-09-27 librerias</text:p>
      <text:p text:style-name="P1">bash-4.3$ g++ std=c++11 complex.cpp</text:p>
      <text:p text:style-name="P1">g++: error: std=c++11: No such file or directory</text:p>
      <text:p text:style-name="P1">bash-4.3$ g++ -std=c++11 complex.cpp</text:p>
      <text:p text:style-name="P1">complex.cpp: In function 'int main()':</text:p>
      <text:p text:style-name="P1">complex.cpp:6:3: error: 'complex' is not a member of 'std'</text:p>
      <text:p text:style-name="P1"><text:s text:c="3"/>std::complex&lt;double&gt; z;</text:p>
      <text:p text:style-name="P1"><text:s text:c="3"/>^</text:p>
      <text:p text:style-name="P1">complex.cpp:6:16: error: expected primary-expression before 'double'</text:p>
      <text:p text:style-name="P1"><text:s text:c="3"/>std::complex&lt;double&gt; z;</text:p>
      <text:p text:style-name="P1"><text:s text:c="16"/>^</text:p>
      <text:p text:style-name="P1">complex.cpp:7:3: error: 'z' was not declared in this scope</text:p>
      <text:p text:style-name="P1"><text:s text:c="3"/>z.real(2.3);</text:p>
      <text:p text:style-name="P1"><text:s text:c="3"/>^</text:p>
      <text:p text:style-name="P1"><text:soft-page-break/>complex.cpp:9:3: error: 'complex' is not a member of 'std'</text:p>
      <text:p text:style-name="P1"><text:s text:c="3"/>std::complex&lt;double&gt; z2{-2, 6};</text:p>
      <text:p text:style-name="P1"><text:s text:c="3"/>^</text:p>
      <text:p text:style-name="P1">complex.cpp:9:16: error: expected primary-expression before 'double'</text:p>
      <text:p text:style-name="P1"><text:s text:c="3"/>std::complex&lt;double&gt; z2{-2, 6};</text:p>
      <text:p text:style-name="P1"><text:s text:c="16"/>^</text:p>
      <text:p text:style-name="P1">complex.cpp:12:16: error: 'z2' was not declared in this scope</text:p>
      <text:p text:style-name="P1"><text:s text:c="3"/>std::cout &lt;&lt; z2 &lt;&lt; "\n";</text:p>
      <text:p text:style-name="P1"><text:s text:c="16"/>^</text:p>
      <text:p text:style-name="P1">bash-4.3$ g++ -std=c++11 complex.cpp</text:p>
      <text:p text:style-name="P1">bash-4.3$ ./a.out </text:p>
      <text:p text:style-name="P1">(2.3,-9.8)</text:p>
      <text:p text:style-name="P1">(-2,6)</text:p>
      <text:p text:style-name="P1">(0.3,-3.8)</text:p>
      <text:p text:style-name="P1">(54.2,33.4)</text:p>
      <text:p text:style-name="P1">(-1.585,0.145)</text:p>
      <text:p text:style-name="P1">bash-4.3$ emacs random.cpp &amp;</text:p>
      <text:p text:style-name="P1">[4] 6986</text:p>
      <text:p text:style-name="P1">[3] <text:s text:c="2"/>Done <text:s text:c="19"/>emacs complex.cpp</text:p>
      <text:p text:style-name="P1">bash-4.3$ g++ -std=c++11 random.cpp </text:p>
      <text:p text:style-name="P1">bash-4.3$ ./a.out </text:p>
      <text:p text:style-name="P1">0.0633983 0.132016 0.204612 0.285162 0.171001 0.764542 0.358398 0.944812 0.949101 0.647439 </text:p>
      <text:p text:style-name="P1">bash-4.3$ ./a.out </text:p>
      <text:p text:style-name="P1">0.837783 0.933005 0.547396 0.634733 0.0971379 0.443438 0.134456 0.529827 0.744463 0.292203 </text:p>
      <text:p text:style-name="P1">bash-4.3$ g++ -std=c++11 random.cpp </text:p>
      <text:p text:style-name="P1">bash-4.3$ ./a.out </text:p>
      <text:p text:style-name="P1">0.997185 0.932557 0.128124 0.999041 0.236089 0.396581 0.387911 0.669746 0.935539 0.846311 </text:p>
      <text:p text:style-name="P1">bash-4.3$ ./a.out </text:p>
      <text:p text:style-name="P1">0.997185 0.932557 0.128124 0.999041 0.236089 0.396581 0.387911 0.669746 0.935539 0.846311 </text:p>
      <text:p text:style-name="P1">bash-4.3$ g++ -std=c++11 random.cpp </text:p>
      <text:p text:style-name="P1">random.cpp: In function 'int main()':</text:p>
      <text:p text:style-name="P1">random.cpp:12:20: error: two or more data types in declaration of 'nbins'</text:p>
      <text:p text:style-name="P1"><text:s text:c="3"/>const double int nbins = (xmax-xmin)/dx;</text:p>
      <text:p text:style-name="P1"><text:s text:c="20"/>^</text:p>
      <text:p text:style-name="P1">random.cpp:14:29: error: 'nbins' was not declared in this scope</text:p>
      <text:p text:style-name="P1"><text:s text:c="3"/>std::vector&lt;double&gt; histo(nbins);</text:p>
      <text:p text:style-name="P1"><text:s text:c="29"/>^</text:p>
      <text:p text:style-name="P1">random.cpp:23:24: error: 'nbis' was not declared in this scope</text:p>
      <text:p text:style-name="P1"><text:s text:c="3"/>for(int ii = 0;ii &lt;= nbis; ++ii){</text:p>
      <text:p text:style-name="P1"><text:s text:c="24"/>^</text:p>
      <text:p text:style-name="P1">bash-4.3$ g++ -std=c++11 random.cpp </text:p>
      <text:p text:style-name="P1">random.cpp: In function 'int main()':</text:p>
      <text:p text:style-name="P1">random.cpp:12:20: error: two or more data types in declaration of 'nbins'</text:p>
      <text:p text:style-name="P1"><text:s text:c="3"/>const double int nbins = (xmax-xmin)/dx;</text:p>
      <text:p text:style-name="P1"><text:s text:c="20"/>^</text:p>
      <text:p text:style-name="P1">random.cpp:14:29: error: 'nbins' was not declared in this scope</text:p>
      <text:p text:style-name="P1"><text:s text:c="3"/>std::vector&lt;double&gt; histo(nbins);</text:p>
      <text:p text:style-name="P1"><text:s text:c="29"/>^</text:p>
      <text:p text:style-name="P1">bash-4.3$ g++ -std=c++11 random.cpp </text:p>
      <text:p text:style-name="P1"><text:soft-page-break/>random.cpp: In function 'int main()':</text:p>
      <text:p text:style-name="P1">random.cpp:12:20: error: two or more data types in declaration of 'nbins'</text:p>
      <text:p text:style-name="P1"><text:s text:c="3"/>const double int nbins = (xmax-xmin)/dx;</text:p>
      <text:p text:style-name="P1"><text:s text:c="20"/>^</text:p>
      <text:p text:style-name="P1">random.cpp:14:29: error: 'nbins' was not declared in this scope</text:p>
      <text:p text:style-name="P1"><text:s text:c="3"/>std::vector&lt;double&gt; histo(nbins);</text:p>
      <text:p text:style-name="P1"><text:s text:c="29"/>^</text:p>
      <text:p text:style-name="P1">bash-4.3$ g++ -std=c++11 random.cpp </text:p>
      <text:p text:style-name="P1">random.cpp: In function 'int main()':</text:p>
      <text:p text:style-name="P1">random.cpp:12:20: error: two or more data types in declaration of 'nbins'</text:p>
      <text:p text:style-name="P1"><text:s text:c="3"/>const double int nbins = (xmax-xmin)/dx;</text:p>
      <text:p text:style-name="P1"><text:s text:c="20"/>^</text:p>
      <text:p text:style-name="P1">random.cpp:14:29: error: 'nbins' was not declared in this scope</text:p>
      <text:p text:style-name="P1"><text:s text:c="3"/>std::vector&lt;double&gt; histo(nbins);</text:p>
      <text:p text:style-name="P1"><text:s text:c="29"/>^</text:p>
      <text:p text:style-name="P1">bash-4.3$ g++ -std=c++11 random.cpp </text:p>
      <text:p text:style-name="P1">bash-4.3$ git status </text:p>
      <text:p text:style-name="P1">On branch master</text:p>
      <text:p text:style-name="P1">Your branch is up-to-date with 'origin/master'.</text:p>
      <text:p text:style-name="P1">Untracked files:</text:p>
      <text:p text:style-name="P1"><text:s text:c="2"/>(use "git add &lt;file&gt;..." to include in what will be committed)</text:p>
      <text:p text:style-name="P1"/>
      <text:p text:style-name="P1"><text:tab/>../2019-09-06/Comandos terminal </text:p>
      <text:p text:style-name="P1"><text:tab/>../2019-09-25 Makefiles/</text:p>
      <text:p text:style-name="P1"><text:tab/>./</text:p>
      <text:p text:style-name="P1"/>
      <text:p text:style-name="P1">nothing added to commit but untracked files present (use "git add" to track)</text:p>
      <text:p text:style-name="P1">[4]+ <text:s/>Done <text:s text:c="19"/>emacs random.cpp</text:p>
      <text:p text:style-name="P1">bash-4.3$ emacs gaussi.cpp &amp;</text:p>
      <text:p text:style-name="P1">[1] 7855</text:p>
      <text:p text:style-name="P1">bash-4.3$ g++ -std=c++11 ga <text:s text:c="8"/></text:p>
      <text:p text:style-name="P1">gamma.cpp <text:s text:c="2"/>gaussi.cpp <text:s/></text:p>
      <text:p text:style-name="P1">bash-4.3$ g++ -std=c++11 gaussi.cpp </text:p>
      <text:p text:style-name="P1">gaussi.cpp: In function 'int main()':</text:p>
      <text:p text:style-name="P1">gaussi.cpp:20:23: error: 'dis' was not declared in this scope</text:p>
      <text:p text:style-name="P1"><text:s text:c="5"/>double r = dis(gen);</text:p>
      <text:p text:style-name="P1"><text:s text:c="23"/>^</text:p>
      <text:p text:style-name="P1">bash-4.3$ g++ -std=c++11 gaussi.cpp </text:p>
      <text:p text:style-name="P1">bash-4.3$ ./a.out &gt; "datos.txt"</text:p>
      <text:p text:style-name="P1">bash-4.3$ gnu</text:p>
      <text:p text:style-name="P1">gnuchess <text:s text:c="9"/>gnuchessx <text:s text:c="8"/>gnutls-cli <text:s text:c="7"/>gnutls-serv</text:p>
      <text:p text:style-name="P1">gnuchessu <text:s text:c="8"/>gnuplot <text:s text:c="10"/>gnutls-cli-debug <text:s/></text:p>
      <text:p text:style-name="P1">bash-4.3$ gnuplot </text:p>
      <text:p text:style-name="P1"/>
      <text:p text:style-name="P1"><text:tab/>G N U P L O T</text:p>
      <text:p text:style-name="P1"><text:tab/>Version 5.0 patchlevel 3 <text:s text:c="3"/>last modified 2016-02-21 </text:p>
      <text:p text:style-name="P1"/>
      <text:p text:style-name="P1"><text:tab/>Copyright (C) 1986-1993, 1998, 2004, 2007-2016</text:p>
      <text:p text:style-name="P1"><text:tab/>Thomas Williams, Colin Kelley and many others</text:p>
      <text:p text:style-name="P1"><text:soft-page-break/></text:p>
      <text:p text:style-name="P1"><text:tab/>gnuplot home: <text:s text:c="4"/>http://www.gnuplot.info</text:p>
      <text:p text:style-name="P1"><text:tab/>faq, bugs, etc: <text:s text:c="2"/>type "help FAQ"</text:p>
      <text:p text:style-name="P1"><text:tab/>immediate help: <text:s text:c="2"/>type "help" <text:s/>(plot window: hit 'h')</text:p>
      <text:p text:style-name="P1"/>
      <text:p text:style-name="P1">Terminal type set to 'qt'</text:p>
      <text:p text:style-name="P1">gnuplot&gt; plot "datos.txt" w p <text:s/></text:p>
      <text:p text:style-name="P1">gnuplot&gt; exit</text:p>
      <text:p text:style-name="P1">bash-4.3$ cd ..</text:p>
      <text:p text:style-name="P1">bash-4.3$ pwd</text:p>
      <text:p text:style-name="P1">/home/anmgomezmo/HC</text:p>
      <text:p text:style-name="P1">bash-4.3$ git status </text:p>
      <text:p text:style-name="P1">On branch master</text:p>
      <text:p text:style-name="P1">Your branch is up-to-date with 'origin/master'.</text:p>
      <text:p text:style-name="P1">Untracked files:</text:p>
      <text:p text:style-name="P1"><text:s text:c="2"/>(use "git add &lt;file&gt;..." to include in what will be committed)</text:p>
      <text:p text:style-name="P1"/>
      <text:p text:style-name="P1"><text:tab/>2019-09-06/Comandos terminal </text:p>
      <text:p text:style-name="P1"><text:tab/>2019-09-25 Makefiles/</text:p>
      <text:p text:style-name="P1"><text:tab/>2019-09-27 librerias/</text:p>
      <text:p text:style-name="P1"/>
      <text:p text:style-name="P1">nothing added to commit but untracked files present (use "git add" to track)</text:p>
      <text:p text:style-name="P1">bash-4.3$ git status </text:p>
      <text:p text:style-name="P1">On branch master</text:p>
      <text:p text:style-name="P1">Your branch is up-to-date with 'origin/master'.</text:p>
      <text:p text:style-name="P1">Untracked files:</text:p>
      <text:p text:style-name="P1"><text:s text:c="2"/>(use "git add &lt;file&gt;..." to include in what will be committed)</text:p>
      <text:p text:style-name="P1"/>
      <text:p text:style-name="P1"><text:tab/>2019-09-06/Comandos terminal </text:p>
      <text:p text:style-name="P1"><text:tab/>2019-09-25 Makefiles/</text:p>
      <text:p text:style-name="P1"><text:tab/>2019-09-27 standartlibmath/</text:p>
      <text:p text:style-name="P1"/>
      <text:p text:style-name="P1">nothing added to commit but untracked files present (use "git add" to track)</text:p>
      <text:p text:style-name="P1">bash-4.3$ git add 2019-09-27\ standartlibmath/</text:p>
      <text:p text:style-name="P1">bash-4.3$ git status</text:p>
      <text:p text:style-name="P1">On branch master</text:p>
      <text:p text:style-name="P1">Your branch is up-to-date with 'origin/master'.</text:p>
      <text:p text:style-name="P1">Changes to be committed:</text:p>
      <text:p text:style-name="P1"><text:s text:c="2"/>(use "git reset HEAD &lt;file&gt;..." to unstage)</text:p>
      <text:p text:style-name="P1"/>
      <text:p text:style-name="P1"><text:tab/>new file: <text:s text:c="2"/>2019-09-27 standartlibmath/bessel.cpp</text:p>
      <text:p text:style-name="P1"><text:tab/>new file: <text:s text:c="2"/>2019-09-27 standartlibmath/complex.cpp</text:p>
      <text:p text:style-name="P1"><text:tab/>new file: <text:s text:c="2"/>2019-09-27 standartlibmath/datos.txt</text:p>
      <text:p text:style-name="P1"><text:tab/>new file: <text:s text:c="2"/>2019-09-27 standartlibmath/gamma.cpp</text:p>
      <text:p text:style-name="P1"><text:tab/>new file: <text:s text:c="2"/>2019-09-27 standartlibmath/gaussi.cpp</text:p>
      <text:p text:style-name="P1"><text:tab/>new file: <text:s text:c="2"/>2019-09-27 standartlibmath/random.cpp</text:p>
      <text:p text:style-name="P1"/>
      <text:p text:style-name="P1">Untracked files:</text:p>
      <text:p text:style-name="P1"><text:s text:c="2"/>(use "git add &lt;file&gt;..." to include in what will be committed)</text:p>
      <text:p text:style-name="P1"><text:soft-page-break/></text:p>
      <text:p text:style-name="P1"><text:tab/>2019-09-06/Comandos terminal </text:p>
      <text:p text:style-name="P1"><text:tab/>2019-09-25 Makefiles/</text:p>
      <text:p text:style-name="P1"/>
      <text:p text:style-name="P1">bash-4.3$ git commit -m "Librerias"</text:p>
      <text:p text:style-name="P1">[master 9188d16] Librerias</text:p>
      <text:p text:style-name="P1"><text:s/>Committer: Andres Mauricio Gomez Mongui &lt;anmgomezmo@darkstar.org&gt;</text:p>
      <text:p text:style-name="P1">Your name and email address were configured automatically based</text:p>
      <text:p text:style-name="P1">on your username and hostname. Please check that they are accurate.</text:p>
      <text:p text:style-name="P1">You can suppress this message by setting them explicitly. Run the</text:p>
      <text:p text:style-name="P1">following command and follow the instructions in your editor to edit</text:p>
      <text:p text:style-name="P1">your configuration file:</text:p>
      <text:p text:style-name="P1"/>
      <text:p text:style-name="P1"><text:s text:c="4"/>git config --global --edit</text:p>
      <text:p text:style-name="P1"/>
      <text:p text:style-name="P1">After doing this, you may fix the identity used for this commit with:</text:p>
      <text:p text:style-name="P1"/>
      <text:p text:style-name="P1"><text:s text:c="4"/>git commit --amend --reset-author</text:p>
      <text:p text:style-name="P1"/>
      <text:p text:style-name="P1"><text:s/>6 files changed, 206 insertions(+)</text:p>
      <text:p text:style-name="P1"><text:s/>create mode 100644 2019-09-27 standartlibmath/bessel.cpp</text:p>
      <text:p text:style-name="P1"><text:s/>create mode 100644 2019-09-27 standartlibmath/complex.cpp</text:p>
      <text:p text:style-name="P1"><text:s/>create mode 100644 2019-09-27 standartlibmath/datos.txt</text:p>
      <text:p text:style-name="P1"><text:s/>create mode 100644 2019-09-27 standartlibmath/gamma.cpp</text:p>
      <text:p text:style-name="P1"><text:s/>create mode 100644 2019-09-27 standartlibmath/gaussi.cpp</text:p>
      <text:p text:style-name="P1"><text:s/>create mode 100644 2019-09-27 standartlibmath/random.cpp</text:p>
      <text:p text:style-name="P1">bash-4.3$ export https_proxy="https://anmgomezmo:Cuantica15@proxyapp.unal.edu.co:8080/"</text:p>
      <text:p text:style-name="P1">bash-4.3$ git push</text:p>
      <text:p text:style-name="P1">Username for 'https://github.com': anmgomezmo</text:p>
      <text:p text:style-name="P1">Password for 'https://anmgomezmo@github.com': </text:p>
      <text:p text:style-name="P1">Counting objects: 9, done.</text:p>
      <text:p text:style-name="P1">Delta compression using up to 4 threads.</text:p>
      <text:p text:style-name="P1">Compressing objects: 100% (9/9), done.</text:p>
      <text:p text:style-name="P1">Writing objects: 100% (9/9), 1.87 KiB | 0 bytes/s, done.</text:p>
      <text:p text:style-name="P1">Total 9 (delta 3), reused 0 (delta 0)</text:p>
      <text:p text:style-name="P1">remote: Resolving deltas: 100% (3/3), completed with 1 local object.</text:p>
      <text:p text:style-name="P1">To https://github.com/anmgomezmo/HC.git</text:p>
      <text:p text:style-name="P1"><text:s text:c="3"/>502cd3d..9188d16 <text:s/>master -&gt; master</text:p>
      <text:p text:style-name="P1">bash-4.3$ git status </text:p>
      <text:p text:style-name="P1">On branch master</text:p>
      <text:p text:style-name="P1">Your branch is up-to-date with 'origin/master'.</text:p>
      <text:p text:style-name="P1">Untracked files:</text:p>
      <text:p text:style-name="P1"><text:s text:c="2"/>(use "git add &lt;file&gt;..." to include in what will be committed)</text:p>
      <text:p text:style-name="P1"/>
      <text:p text:style-name="P1"><text:tab/>2019-09-06/Comandos terminal </text:p>
      <text:p text:style-name="P1"><text:tab/>2019-09-25 Makefiles/</text:p>
      <text:p text:style-name="P1"/>
      <text:p text:style-name="P1">nothing added to commit but untracked files present (use "git add" to track)</text:p>
      <text:p text:style-name="P1">[1]+ <text:s/>Done <text:s text:c="19"/>emacs gaussi.cpp <text:s/>(wd: ~/HC/2019-09-27 librerias)</text:p>
      <text:p text:style-name="P1"><text:soft-page-break/>(wd now: ~/HC)</text:p>
      <text:p text:style-name="P1">bash-4.3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2:52:51.353210534</meta:creation-date>
    <dc:date>2019-09-27T12:53:23.914115544</dc:date>
    <meta:editing-duration>PT33S</meta:editing-duration>
    <meta:editing-cycles>1</meta:editing-cycles>
    <meta:document-statistic meta:table-count="0" meta:image-count="0" meta:object-count="0" meta:page-count="8" meta:paragraph-count="319" meta:word-count="1450" meta:character-count="12121" meta:non-whitespace-character-count="9823"/>
    <meta:generator>LibreOffice/5.2.4.2$Linux_X86_64 LibreOffice_project/3d5603e1122f0f102b62521720ab13a38a4e0eb0</meta:generator>
  </office:meta>
</office:document-meta>
</file>